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52d1" officeooo:paragraph-rsid="001d46c3"/>
    </style:style>
    <style:style style:name="P2" style:family="paragraph" style:parent-style-name="Standard">
      <style:text-properties fo:font-size="15pt" fo:font-weight="bold" officeooo:rsid="0074b508" officeooo:paragraph-rsid="001d46c3" style:font-size-asian="15pt" style:font-weight-asian="bold" style:font-size-complex="15pt" style:font-weight-complex="bold"/>
    </style:style>
    <style:style style:name="P3" style:family="paragraph" style:parent-style-name="Standard">
      <style:text-properties fo:font-size="15pt" fo:font-weight="bold" officeooo:rsid="007c8cfb" officeooo:paragraph-rsid="001d46c3" style:font-size-asian="15pt" style:font-weight-asian="bold" style:font-size-complex="15pt" style:font-weight-complex="bold"/>
    </style:style>
    <style:style style:name="P4" style:family="paragraph" style:parent-style-name="Standard">
      <style:text-properties fo:font-size="15pt" fo:font-weight="bold" officeooo:rsid="007fa03a" officeooo:paragraph-rsid="001d46c3" style:font-size-asian="15pt" style:font-weight-asian="bold" style:font-size-complex="15pt" style:font-weight-complex="bold"/>
    </style:style>
    <style:style style:name="P5" style:family="paragraph" style:parent-style-name="Standard">
      <style:text-properties fo:font-size="15pt" fo:font-weight="bold" officeooo:rsid="007fa03a" officeooo:paragraph-rsid="0077af65" style:font-size-asian="15pt" style:font-weight-asian="bold" style:font-size-complex="15pt" style:font-weight-complex="bold"/>
    </style:style>
    <style:style style:name="P6" style:family="paragraph" style:parent-style-name="Standard">
      <style:text-properties fo:font-size="15pt" fo:font-weight="bold" officeooo:rsid="0076959a" officeooo:paragraph-rsid="0076959a" style:font-size-asian="15pt" style:font-weight-asian="bold" style:font-size-complex="15pt" style:font-weight-complex="bold"/>
    </style:style>
    <style:style style:name="P7" style:family="paragraph" style:parent-style-name="Standard">
      <style:text-properties fo:font-size="12pt" fo:font-weight="normal" officeooo:rsid="001fe252" officeooo:paragraph-rsid="001d46c3" style:font-size-asian="12pt" style:font-weight-asian="normal" style:font-size-complex="12pt" style:font-weight-complex="normal"/>
    </style:style>
    <style:style style:name="P8" style:family="paragraph" style:parent-style-name="Standard">
      <style:text-properties fo:font-size="12pt" fo:font-weight="normal" officeooo:rsid="002f1ecd" officeooo:paragraph-rsid="001d46c3" style:font-size-asian="12pt" style:font-weight-asian="normal" style:font-size-complex="12pt" style:font-weight-complex="normal"/>
    </style:style>
    <style:style style:name="P9" style:family="paragraph" style:parent-style-name="Standard">
      <style:text-properties fo:font-size="12pt" fo:font-weight="normal" officeooo:rsid="0082179c" officeooo:paragraph-rsid="0082179c" style:font-size-asian="12pt" style:font-weight-asian="normal" style:font-size-complex="12pt" style:font-weight-complex="normal"/>
    </style:style>
    <style:style style:name="P10" style:family="paragraph" style:parent-style-name="Standard">
      <style:text-properties fo:font-size="12pt" fo:font-weight="normal" officeooo:rsid="00821dd1" officeooo:paragraph-rsid="00821dd1" style:font-size-asian="12pt" style:font-weight-asian="normal" style:font-size-complex="12pt" style:font-weight-complex="normal"/>
    </style:style>
    <style:style style:name="P11" style:family="paragraph" style:parent-style-name="Standard">
      <style:text-properties fo:font-size="12pt" fo:font-weight="normal" officeooo:rsid="0082a33a" officeooo:paragraph-rsid="0082a33a" style:font-size-asian="12pt" style:font-weight-asian="normal" style:font-size-complex="12pt" style:font-weight-complex="normal"/>
    </style:style>
    <style:style style:name="P12" style:family="paragraph" style:parent-style-name="Standard">
      <style:text-properties fo:font-size="12pt" fo:font-weight="normal" officeooo:rsid="0083e072" officeooo:paragraph-rsid="0083e072" style:font-size-asian="12pt" style:font-weight-asian="normal" style:font-size-complex="12pt" style:font-weight-complex="normal"/>
    </style:style>
    <style:style style:name="P13" style:family="paragraph" style:parent-style-name="Standard">
      <style:text-properties fo:font-size="12pt" fo:font-weight="normal" officeooo:rsid="00856949" officeooo:paragraph-rsid="00856949" style:font-size-asian="12pt" style:font-weight-asian="normal" style:font-size-complex="12pt" style:font-weight-complex="normal"/>
    </style:style>
    <style:style style:name="P14" style:family="paragraph" style:parent-style-name="Standard">
      <style:text-properties fo:font-size="12pt" fo:font-weight="normal" officeooo:rsid="0085a420" officeooo:paragraph-rsid="0085a420" style:font-size-asian="12pt" style:font-weight-asian="normal" style:font-size-complex="12pt" style:font-weight-complex="normal"/>
    </style:style>
    <style:style style:name="P15" style:family="paragraph" style:parent-style-name="Standard">
      <style:text-properties fo:font-size="12pt" fo:font-weight="normal" officeooo:rsid="0088a8a6" officeooo:paragraph-rsid="0088a8a6" style:font-size-asian="12pt" style:font-weight-asian="normal" style:font-size-complex="12pt" style:font-weight-complex="normal"/>
    </style:style>
    <style:style style:name="P16" style:family="paragraph" style:parent-style-name="Standard">
      <style:text-properties fo:font-size="12pt" fo:font-weight="normal" officeooo:rsid="008b51ab" officeooo:paragraph-rsid="008b51ab" style:font-size-asian="12pt" style:font-weight-asian="normal" style:font-size-complex="12pt" style:font-weight-complex="normal"/>
    </style:style>
    <style:style style:name="P17" style:family="paragraph" style:parent-style-name="Standard">
      <style:text-properties fo:font-size="12pt" fo:font-weight="normal" officeooo:rsid="008ccfba" officeooo:paragraph-rsid="008ccfba" style:font-size-asian="12pt" style:font-weight-asian="normal" style:font-size-complex="12pt" style:font-weight-complex="normal"/>
    </style:style>
    <style:style style:name="P18" style:family="paragraph" style:parent-style-name="Standard">
      <style:text-properties fo:font-size="12pt" fo:font-weight="normal" officeooo:rsid="008e329d" officeooo:paragraph-rsid="008e329d" style:font-size-asian="12pt" style:font-weight-asian="normal" style:font-size-complex="12pt" style:font-weight-complex="normal"/>
    </style:style>
    <style:style style:name="P19" style:family="paragraph" style:parent-style-name="Standard">
      <style:text-properties fo:font-size="12pt" fo:font-weight="normal" officeooo:rsid="0091d548" officeooo:paragraph-rsid="0091d548" style:font-size-asian="12pt" style:font-weight-asian="normal" style:font-size-complex="12pt" style:font-weight-complex="normal"/>
    </style:style>
    <style:style style:name="P20" style:family="paragraph" style:parent-style-name="Standard">
      <style:text-properties fo:font-size="12pt" fo:font-weight="normal" officeooo:rsid="0092c21e" officeooo:paragraph-rsid="0092c21e" style:font-size-asian="12pt" style:font-weight-asian="normal" style:font-size-complex="12pt" style:font-weight-complex="normal"/>
    </style:style>
    <style:style style:name="P21" style:family="paragraph" style:parent-style-name="Standard">
      <style:text-properties fo:font-size="12pt" fo:font-weight="normal" officeooo:rsid="00945654" officeooo:paragraph-rsid="00945654" style:font-size-asian="12pt" style:font-weight-asian="normal" style:font-size-complex="12pt" style:font-weight-complex="normal"/>
    </style:style>
    <style:style style:name="P22" style:family="paragraph" style:parent-style-name="Standard">
      <style:text-properties fo:font-size="12pt" fo:font-weight="normal" officeooo:rsid="0095e736" officeooo:paragraph-rsid="0095e736" style:font-size-asian="12pt" style:font-weight-asian="normal" style:font-size-complex="12pt" style:font-weight-complex="normal"/>
    </style:style>
    <style:style style:name="P23" style:family="paragraph" style:parent-style-name="Standard">
      <style:text-properties fo:font-size="12pt" fo:font-weight="normal" officeooo:rsid="00962b5d" officeooo:paragraph-rsid="00962b5d" style:font-size-asian="12pt" style:font-weight-asian="normal" style:font-size-complex="12pt" style:font-weight-complex="normal"/>
    </style:style>
    <style:style style:name="P24" style:family="paragraph" style:parent-style-name="Standard">
      <style:text-properties fo:font-size="12pt" fo:font-weight="normal" officeooo:rsid="0096eac6" officeooo:paragraph-rsid="0096eac6" style:font-size-asian="12pt" style:font-weight-asian="normal" style:font-size-complex="12pt" style:font-weight-complex="normal"/>
    </style:style>
    <style:style style:name="P25" style:family="paragraph" style:parent-style-name="Standard">
      <style:text-properties fo:font-size="12pt" fo:font-weight="normal" officeooo:rsid="00974e99" officeooo:paragraph-rsid="00974e99" style:font-size-asian="12pt" style:font-weight-asian="normal" style:font-size-complex="12pt" style:font-weight-complex="normal"/>
    </style:style>
    <style:style style:name="P26" style:family="paragraph" style:parent-style-name="Standard">
      <style:text-properties fo:font-size="12pt" fo:font-weight="normal" officeooo:rsid="00980338" officeooo:paragraph-rsid="00980338" style:font-size-asian="12pt" style:font-weight-asian="normal" style:font-size-complex="12pt" style:font-weight-complex="normal"/>
    </style:style>
    <style:style style:name="P27" style:family="paragraph" style:parent-style-name="Standard">
      <style:text-properties fo:font-size="12pt" fo:font-weight="normal" officeooo:rsid="0098bcf8" officeooo:paragraph-rsid="0098bcf8" style:font-size-asian="12pt" style:font-weight-asian="normal" style:font-size-complex="12pt" style:font-weight-complex="normal"/>
    </style:style>
    <style:style style:name="P28" style:family="paragraph" style:parent-style-name="Standard">
      <style:text-properties fo:font-size="12pt" fo:font-weight="normal" officeooo:rsid="0099b375" officeooo:paragraph-rsid="0099b375" style:font-size-asian="12pt" style:font-weight-asian="normal" style:font-size-complex="12pt" style:font-weight-complex="normal"/>
    </style:style>
    <style:style style:name="P29" style:family="paragraph" style:parent-style-name="Standard">
      <style:text-properties fo:font-size="12pt" fo:font-weight="normal" officeooo:rsid="009bf18e" officeooo:paragraph-rsid="009bf18e" style:font-size-asian="12pt" style:font-weight-asian="normal" style:font-size-complex="12pt" style:font-weight-complex="normal"/>
    </style:style>
    <style:style style:name="P30" style:family="paragraph" style:parent-style-name="Standard">
      <style:text-properties fo:font-size="12pt" fo:font-weight="normal" officeooo:rsid="009d0fd1" officeooo:paragraph-rsid="009d0fd1" style:font-size-asian="12pt" style:font-weight-asian="normal" style:font-size-complex="12pt" style:font-weight-complex="normal"/>
    </style:style>
    <style:style style:name="P31" style:family="paragraph" style:parent-style-name="Standard">
      <style:text-properties fo:font-size="12pt" fo:font-weight="normal" officeooo:rsid="009fc193" officeooo:paragraph-rsid="009fc193" style:font-size-asian="12pt" style:font-weight-asian="normal" style:font-size-complex="12pt" style:font-weight-complex="normal"/>
    </style:style>
    <style:style style:name="P32" style:family="paragraph" style:parent-style-name="Standard">
      <style:text-properties fo:font-size="12pt" fo:font-weight="normal" officeooo:rsid="00a00051" officeooo:paragraph-rsid="00a00051" style:font-size-asian="12pt" style:font-weight-asian="normal" style:font-size-complex="12pt" style:font-weight-complex="normal"/>
    </style:style>
    <style:style style:name="P33" style:family="paragraph" style:parent-style-name="Standard">
      <style:text-properties fo:font-size="12pt" fo:font-weight="normal" officeooo:rsid="00a31ba2" officeooo:paragraph-rsid="00a31ba2" style:font-size-asian="12pt" style:font-weight-asian="normal" style:font-size-complex="12pt" style:font-weight-complex="normal"/>
    </style:style>
    <style:style style:name="P34" style:family="paragraph" style:parent-style-name="Standard">
      <style:text-properties fo:font-size="12pt" fo:font-weight="normal" officeooo:rsid="00a6df8b" officeooo:paragraph-rsid="00a6df8b" style:font-size-asian="12pt" style:font-weight-asian="normal" style:font-size-complex="12pt" style:font-weight-complex="normal"/>
    </style:style>
    <style:style style:name="P35" style:family="paragraph" style:parent-style-name="Standard">
      <style:text-properties fo:font-size="12pt" fo:font-weight="normal" officeooo:rsid="00a7532f" officeooo:paragraph-rsid="00a7532f" style:font-size-asian="12pt" style:font-weight-asian="normal" style:font-size-complex="12pt" style:font-weight-complex="normal"/>
    </style:style>
    <style:style style:name="P36" style:family="paragraph" style:parent-style-name="Standard">
      <style:text-properties fo:font-size="12pt" fo:font-weight="normal" officeooo:rsid="00a77288" officeooo:paragraph-rsid="00a77288" style:font-size-asian="12pt" style:font-weight-asian="normal" style:font-size-complex="12pt" style:font-weight-complex="normal"/>
    </style:style>
    <style:style style:name="P37" style:family="paragraph" style:parent-style-name="Standard">
      <style:text-properties fo:font-size="12pt" fo:font-weight="normal" officeooo:rsid="00a77c8d" officeooo:paragraph-rsid="00a77c8d" style:font-size-asian="12pt" style:font-weight-asian="normal" style:font-size-complex="12pt" style:font-weight-complex="normal"/>
    </style:style>
    <style:style style:name="P38" style:family="paragraph" style:parent-style-name="Standard">
      <style:text-properties fo:font-size="12pt" fo:font-weight="normal" officeooo:rsid="00a8c83c" officeooo:paragraph-rsid="00a8c83c" style:font-size-asian="12pt" style:font-weight-asian="normal" style:font-size-complex="12pt" style:font-weight-complex="normal"/>
    </style:style>
    <style:style style:name="P39" style:family="paragraph" style:parent-style-name="Standard">
      <style:text-properties fo:font-size="12pt" fo:font-weight="normal" officeooo:rsid="00aa2290" officeooo:paragraph-rsid="00aa2290" style:font-size-asian="12pt" style:font-weight-asian="normal" style:font-size-complex="12pt" style:font-weight-complex="normal"/>
    </style:style>
    <style:style style:name="P40" style:family="paragraph" style:parent-style-name="Standard">
      <style:text-properties fo:font-size="12pt" fo:font-weight="normal" officeooo:rsid="00abe7f2" officeooo:paragraph-rsid="00abe7f2" style:font-size-asian="12pt" style:font-weight-asian="normal" style:font-size-complex="12pt" style:font-weight-complex="normal"/>
    </style:style>
    <style:style style:name="P41" style:family="paragraph" style:parent-style-name="Standard">
      <style:text-properties fo:font-size="12pt" fo:font-weight="normal" officeooo:rsid="00ae3946" officeooo:paragraph-rsid="00ae3946" style:font-size-asian="12pt" style:font-weight-asian="normal" style:font-size-complex="12pt" style:font-weight-complex="normal"/>
    </style:style>
    <style:style style:name="P42" style:family="paragraph" style:parent-style-name="Standard">
      <style:text-properties fo:font-size="12pt" fo:font-weight="normal" officeooo:rsid="00af4b43" officeooo:paragraph-rsid="00af4b43" style:font-size-asian="12pt" style:font-weight-asian="normal" style:font-size-complex="12pt" style:font-weight-complex="normal"/>
    </style:style>
    <style:style style:name="P43" style:family="paragraph" style:parent-style-name="Standard">
      <style:text-properties fo:font-size="12pt" fo:font-weight="normal" officeooo:rsid="00af73e1" officeooo:paragraph-rsid="00af73e1" style:font-size-asian="12pt" style:font-weight-asian="normal" style:font-size-complex="12pt" style:font-weight-complex="normal"/>
    </style:style>
    <style:style style:name="P44" style:family="paragraph" style:parent-style-name="Standard">
      <style:text-properties fo:font-size="12pt" fo:font-weight="normal" officeooo:rsid="00b4e4ee" officeooo:paragraph-rsid="00b4e4ee" style:font-size-asian="12pt" style:font-weight-asian="normal" style:font-size-complex="12pt" style:font-weight-complex="normal"/>
    </style:style>
    <style:style style:name="P45" style:family="paragraph" style:parent-style-name="Standard">
      <style:text-properties fo:font-size="12pt" fo:font-weight="normal" officeooo:rsid="00b5116d" officeooo:paragraph-rsid="00b5116d" style:font-size-asian="12pt" style:font-weight-asian="normal" style:font-size-complex="12pt" style:font-weight-complex="normal"/>
    </style:style>
    <style:style style:name="P46" style:family="paragraph" style:parent-style-name="Standard">
      <style:text-properties fo:font-size="12pt" fo:font-weight="normal" officeooo:rsid="00b53195" officeooo:paragraph-rsid="00b53195" style:font-size-asian="12pt" style:font-weight-asian="normal" style:font-size-complex="12pt" style:font-weight-complex="normal"/>
    </style:style>
    <style:style style:name="P47" style:family="paragraph" style:parent-style-name="Standard">
      <style:text-properties fo:font-size="12pt" fo:font-weight="normal" officeooo:rsid="00b58911" officeooo:paragraph-rsid="00b58911" style:font-size-asian="12pt" style:font-weight-asian="normal" style:font-size-complex="12pt" style:font-weight-complex="normal"/>
    </style:style>
    <style:style style:name="P48" style:family="paragraph" style:parent-style-name="Standard">
      <style:text-properties fo:font-size="12pt" fo:font-weight="normal" officeooo:rsid="00b94d53" officeooo:paragraph-rsid="00b94d53" style:font-size-asian="12pt" style:font-weight-asian="normal" style:font-size-complex="12pt" style:font-weight-complex="normal"/>
    </style:style>
    <style:style style:name="P49" style:family="paragraph" style:parent-style-name="Standard">
      <style:text-properties fo:font-size="12pt" fo:font-weight="normal" officeooo:rsid="00ba0b1e" officeooo:paragraph-rsid="00ba0b1e" style:font-size-asian="12pt" style:font-weight-asian="normal" style:font-size-complex="12pt" style:font-weight-complex="normal"/>
    </style:style>
    <style:style style:name="P50" style:family="paragraph" style:parent-style-name="Standard">
      <style:text-properties fo:font-size="12pt" fo:font-weight="normal" officeooo:rsid="00bb21e0" officeooo:paragraph-rsid="00bb21e0" style:font-size-asian="12pt" style:font-weight-asian="normal" style:font-size-complex="12pt" style:font-weight-complex="normal"/>
    </style:style>
    <style:style style:name="P51" style:family="paragraph" style:parent-style-name="Standard">
      <style:text-properties officeooo:rsid="00819f53" officeooo:paragraph-rsid="00819f53"/>
    </style:style>
    <style:style style:name="P52" style:family="paragraph" style:parent-style-name="Standard">
      <style:text-properties fo:font-weight="normal" officeooo:rsid="00757b96" officeooo:paragraph-rsid="00757b96" style:font-weight-asian="normal" style:font-weight-complex="normal"/>
    </style:style>
    <style:style style:name="P53" style:family="paragraph" style:parent-style-name="Standard">
      <style:text-properties fo:font-weight="normal" officeooo:rsid="0076be12" officeooo:paragraph-rsid="0076959a" style:font-weight-asian="normal" style:font-weight-complex="normal"/>
    </style:style>
    <style:style style:name="P54" style:family="paragraph" style:parent-style-name="Standard">
      <style:text-properties officeooo:rsid="0074b508" officeooo:paragraph-rsid="007e0a52"/>
    </style:style>
    <style:style style:name="P55" style:family="paragraph" style:parent-style-name="Standard">
      <style:text-properties fo:font-size="12pt" fo:font-weight="normal" officeooo:rsid="008b51ab" officeooo:paragraph-rsid="00bf1a1f" style:font-size-asian="12pt" style:font-weight-asian="normal" style:font-size-complex="12pt" style:font-weight-complex="normal"/>
    </style:style>
    <style:style style:name="P56" style:family="paragraph" style:parent-style-name="Standard">
      <style:text-properties fo:font-size="12pt" fo:font-weight="normal" officeooo:rsid="0091d548" officeooo:paragraph-rsid="00bf35e8" style:font-size-asian="12pt" style:font-weight-asian="normal" style:font-size-complex="12pt" style:font-weight-complex="normal"/>
    </style:style>
    <style:style style:name="P57" style:family="paragraph" style:parent-style-name="Standard">
      <style:text-properties fo:font-size="12pt" fo:font-weight="normal" officeooo:rsid="00c29c1d" officeooo:paragraph-rsid="00c4320f" style:font-size-asian="12pt" style:font-weight-asian="normal" style:font-size-complex="12pt" style:font-weight-complex="normal"/>
    </style:style>
    <style:style style:name="P58" style:family="paragraph" style:parent-style-name="Standard">
      <style:text-properties fo:font-size="12pt" fo:font-weight="normal" officeooo:rsid="0098bcf8" officeooo:paragraph-rsid="00c2e222" style:font-size-asian="12pt" style:font-weight-asian="normal" style:font-size-complex="12pt" style:font-weight-complex="normal"/>
    </style:style>
    <style:style style:name="P59" style:family="paragraph" style:parent-style-name="Standard">
      <style:text-properties fo:font-size="12pt" fo:font-weight="normal" officeooo:rsid="00980338" officeooo:paragraph-rsid="00c2e222" style:font-size-asian="12pt" style:font-weight-asian="normal" style:font-size-complex="12pt" style:font-weight-complex="normal"/>
    </style:style>
    <style:style style:name="P60" style:family="paragraph" style:parent-style-name="Standard">
      <style:text-properties fo:font-size="12pt" fo:font-weight="normal" officeooo:rsid="009bf18e" officeooo:paragraph-rsid="00c7ade7" style:font-size-asian="12pt" style:font-weight-asian="normal" style:font-size-complex="12pt" style:font-weight-complex="normal"/>
    </style:style>
    <style:style style:name="P61" style:family="paragraph" style:parent-style-name="Standard">
      <style:text-properties fo:font-size="12pt" fo:font-weight="normal" officeooo:rsid="00c8eff0" officeooo:paragraph-rsid="00c8eff0" style:font-size-asian="12pt" style:font-weight-asian="normal" style:font-size-complex="12pt" style:font-weight-complex="normal"/>
    </style:style>
    <style:style style:name="P62" style:family="paragraph" style:parent-style-name="Standard">
      <style:text-properties fo:font-size="12pt" fo:font-weight="normal" officeooo:rsid="00b5116d" officeooo:paragraph-rsid="00c8eff0" style:font-size-asian="12pt" style:font-weight-asian="normal" style:font-size-complex="12pt" style:font-weight-complex="normal"/>
    </style:style>
    <style:style style:name="P63" style:family="paragraph" style:parent-style-name="Standard">
      <style:text-properties fo:font-size="12pt" fo:font-weight="normal" officeooo:rsid="00b94d53" officeooo:paragraph-rsid="00c96dd9" style:font-size-asian="12pt" style:font-weight-asian="normal" style:font-size-complex="12pt" style:font-weight-complex="normal"/>
    </style:style>
    <style:style style:name="P64" style:family="paragraph" style:parent-style-name="Standard">
      <style:text-properties fo:font-size="12pt" fo:font-weight="normal" officeooo:rsid="00b94d53" officeooo:paragraph-rsid="00caa4a1" style:font-size-asian="12pt" style:font-weight-asian="normal" style:font-size-complex="12pt" style:font-weight-complex="normal"/>
    </style:style>
    <style:style style:name="P65" style:family="paragraph" style:parent-style-name="Standard">
      <style:text-properties fo:font-size="12pt" fo:font-weight="normal" officeooo:rsid="00caa4a1" officeooo:paragraph-rsid="00caa4a1" style:font-size-asian="12pt" style:font-weight-asian="normal" style:font-size-complex="12pt" style:font-weight-complex="normal"/>
    </style:style>
    <style:style style:name="P66" style:family="paragraph" style:parent-style-name="Standard">
      <style:text-properties fo:font-size="12pt" fo:font-weight="normal" officeooo:rsid="00a77288" officeooo:paragraph-rsid="00caa4a1" style:font-size-asian="12pt" style:font-weight-asian="normal" style:font-size-complex="12pt" style:font-weight-complex="normal"/>
    </style:style>
    <style:style style:name="P67" style:family="paragraph" style:parent-style-name="Standard">
      <style:text-properties fo:font-size="12pt" fo:font-weight="normal" officeooo:rsid="00bb21e0" officeooo:paragraph-rsid="00caa4a1" style:font-size-asian="12pt" style:font-weight-asian="normal" style:font-size-complex="12pt" style:font-weight-complex="normal"/>
    </style:style>
    <style:style style:name="P68" style:family="paragraph" style:parent-style-name="Standard">
      <style:text-properties officeooo:rsid="00c0d643" officeooo:paragraph-rsid="00c0d643"/>
    </style:style>
    <style:style style:name="P69" style:family="paragraph" style:parent-style-name="Standard">
      <style:text-properties officeooo:rsid="00c0d643" officeooo:paragraph-rsid="00c96dd9"/>
    </style:style>
    <style:style style:name="P70" style:family="paragraph" style:parent-style-name="Standard">
      <style:text-properties fo:font-weight="normal" officeooo:rsid="00d01291" officeooo:paragraph-rsid="00d01291"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a10b08" style:font-style-asian="normal" style:font-style-complex="normal"/>
    </style:style>
    <style:style style:name="T3" style:family="text">
      <style:text-properties fo:font-style="normal" officeooo:rsid="00caa4a1" style:font-style-asian="normal" style:font-style-complex="normal"/>
    </style:style>
    <style:style style:name="T4" style:family="text">
      <style:text-properties fo:font-style="normal" officeooo:rsid="00cb5fb2" style:font-style-asian="normal" style:font-style-complex="normal"/>
    </style:style>
    <style:style style:name="T5" style:family="text">
      <style:text-properties officeooo:rsid="00819f53"/>
    </style:style>
    <style:style style:name="T6" style:family="text">
      <style:text-properties fo:font-weight="bold" style:font-weight-asian="bold" style:font-weight-complex="bold"/>
    </style:style>
    <style:style style:name="T7" style:family="text">
      <style:text-properties fo:font-weight="bold" officeooo:rsid="00821dd1" style:font-weight-asian="bold" style:font-weight-complex="bold"/>
    </style:style>
    <style:style style:name="T8" style:family="text">
      <style:text-properties fo:font-weight="bold" officeooo:rsid="0082a33a" style:font-weight-asian="bold" style:font-weight-complex="bold"/>
    </style:style>
    <style:style style:name="T9" style:family="text">
      <style:text-properties fo:font-weight="bold" officeooo:rsid="0084444a" style:font-weight-asian="bold" style:font-weight-complex="bold"/>
    </style:style>
    <style:style style:name="T10" style:family="text">
      <style:text-properties fo:font-weight="bold" officeooo:rsid="0088a8a6" style:font-weight-asian="bold" style:font-weight-complex="bold"/>
    </style:style>
    <style:style style:name="T11" style:family="text">
      <style:text-properties fo:font-weight="bold" officeooo:rsid="008afa27" style:font-weight-asian="bold" style:font-weight-complex="bold"/>
    </style:style>
    <style:style style:name="T12" style:family="text">
      <style:text-properties fo:font-weight="bold" officeooo:rsid="008e9a74" style:font-weight-asian="bold" style:font-weight-complex="bold"/>
    </style:style>
    <style:style style:name="T13" style:family="text">
      <style:text-properties fo:font-weight="bold" officeooo:rsid="00962b5d" style:font-weight-asian="bold" style:font-weight-complex="bold"/>
    </style:style>
    <style:style style:name="T14" style:family="text">
      <style:text-properties fo:font-weight="bold" officeooo:rsid="00974e99" style:font-weight-asian="bold" style:font-weight-complex="bold"/>
    </style:style>
    <style:style style:name="T15" style:family="text">
      <style:text-properties fo:font-weight="bold" officeooo:rsid="009fc193" style:font-weight-asian="bold" style:font-weight-complex="bold"/>
    </style:style>
    <style:style style:name="T16" style:family="text">
      <style:text-properties fo:font-weight="bold" officeooo:rsid="00a5bbf5" style:font-weight-asian="bold" style:font-weight-complex="bold"/>
    </style:style>
    <style:style style:name="T17" style:family="text">
      <style:text-properties fo:font-weight="bold" officeooo:rsid="00a7532f" style:font-weight-asian="bold" style:font-weight-complex="bold"/>
    </style:style>
    <style:style style:name="T18" style:family="text">
      <style:text-properties fo:font-weight="bold" officeooo:rsid="00a8c83c" style:font-weight-asian="bold" style:font-weight-complex="bold"/>
    </style:style>
    <style:style style:name="T19" style:family="text">
      <style:text-properties fo:font-weight="bold" officeooo:rsid="00abe7f2" style:font-weight-asian="bold" style:font-weight-complex="bold"/>
    </style:style>
    <style:style style:name="T20" style:family="text">
      <style:text-properties fo:font-weight="bold" officeooo:rsid="00ae3946" style:font-weight-asian="bold" style:font-weight-complex="bold"/>
    </style:style>
    <style:style style:name="T21" style:family="text">
      <style:text-properties fo:font-weight="bold" officeooo:rsid="00b34671" style:font-weight-asian="bold" style:font-weight-complex="bold"/>
    </style:style>
    <style:style style:name="T22" style:family="text">
      <style:text-properties fo:font-weight="bold" officeooo:rsid="00b53195" style:font-weight-asian="bold" style:font-weight-complex="bold"/>
    </style:style>
    <style:style style:name="T23" style:family="text">
      <style:text-properties fo:font-weight="bold" officeooo:rsid="00b94d53" style:font-weight-asian="bold" style:font-weight-complex="bold"/>
    </style:style>
    <style:style style:name="T24" style:family="text">
      <style:text-properties fo:font-weight="bold" officeooo:rsid="00ba0b1e" style:font-weight-asian="bold" style:font-weight-complex="bold"/>
    </style:style>
    <style:style style:name="T25" style:family="text">
      <style:text-properties fo:font-weight="bold" officeooo:rsid="00bb21e0" style:font-weight-asian="bold" style:font-weight-complex="bold"/>
    </style:style>
    <style:style style:name="T26" style:family="text">
      <style:text-properties officeooo:rsid="0082351a"/>
    </style:style>
    <style:style style:name="T27" style:family="text">
      <style:text-properties officeooo:rsid="0085a420"/>
    </style:style>
    <style:style style:name="T28" style:family="text">
      <style:text-properties officeooo:rsid="009292a8"/>
    </style:style>
    <style:style style:name="T29" style:family="text">
      <style:text-properties officeooo:rsid="00946301"/>
    </style:style>
    <style:style style:name="T30" style:family="text">
      <style:text-properties fo:font-style="italic" style:font-style-asian="italic" style:font-style-complex="italic"/>
    </style:style>
    <style:style style:name="T31" style:family="text">
      <style:text-properties fo:font-style="italic" officeooo:rsid="009a4a82" style:font-style-asian="italic" style:font-style-complex="italic"/>
    </style:style>
    <style:style style:name="T32" style:family="text">
      <style:text-properties fo:font-style="italic" officeooo:rsid="00962b5d" style:font-style-asian="italic" style:font-style-complex="italic"/>
    </style:style>
    <style:style style:name="T33" style:family="text">
      <style:text-properties fo:font-style="italic" officeooo:rsid="00caa4a1" style:font-style-asian="italic" style:font-style-complex="italic"/>
    </style:style>
    <style:style style:name="T34" style:family="text">
      <style:text-properties officeooo:rsid="0099b375"/>
    </style:style>
    <style:style style:name="T35" style:family="text">
      <style:text-properties officeooo:rsid="009a4a82"/>
    </style:style>
    <style:style style:name="T36" style:family="text">
      <style:text-properties officeooo:rsid="00a508ae"/>
    </style:style>
    <style:style style:name="T37" style:family="text">
      <style:text-properties officeooo:rsid="00ad2fd7"/>
    </style:style>
    <style:style style:name="T38" style:family="text">
      <style:text-properties officeooo:rsid="00b0d8cc"/>
    </style:style>
    <style:style style:name="T39" style:family="text">
      <style:text-properties officeooo:rsid="00b9c855"/>
    </style:style>
    <style:style style:name="T40" style:family="text">
      <style:text-properties officeooo:rsid="00bf1a1f"/>
    </style:style>
    <style:style style:name="T41" style:family="text">
      <style:text-properties fo:font-size="12pt" fo:font-weight="normal" officeooo:rsid="00962b5d" style:font-size-asian="12pt" style:font-weight-asian="normal" style:font-size-complex="12pt" style:font-weight-complex="normal"/>
    </style:style>
    <style:style style:name="T42" style:family="text">
      <style:text-properties fo:font-size="12pt" fo:font-weight="normal" officeooo:rsid="0099b375" style:font-size-asian="12pt" style:font-weight-asian="normal" style:font-size-complex="12pt" style:font-weight-complex="normal"/>
    </style:style>
    <style:style style:name="T43" style:family="text">
      <style:text-properties fo:font-size="12pt" fo:font-weight="normal" officeooo:rsid="00b94d53" style:font-size-asian="12pt" style:font-weight-asian="normal" style:font-size-complex="12pt" style:font-weight-complex="normal"/>
    </style:style>
    <style:style style:name="T44" style:family="text">
      <style:text-properties fo:font-size="12pt" fo:font-weight="normal" officeooo:rsid="00bb21e0" style:font-size-asian="12pt" style:font-weight-asian="normal" style:font-size-complex="12pt" style:font-weight-complex="normal"/>
    </style:style>
    <style:style style:name="T45" style:family="text">
      <style:text-properties fo:font-size="12pt" fo:font-style="italic" fo:font-weight="normal" officeooo:rsid="00962b5d" style:font-size-asian="12pt" style:font-style-asian="italic" style:font-weight-asian="normal" style:font-size-complex="12pt" style:font-style-complex="italic" style:font-weight-complex="normal"/>
    </style:style>
    <style:style style:name="T46" style:family="text">
      <style:text-properties fo:font-size="12pt" fo:font-style="italic" fo:font-weight="normal" officeooo:rsid="00b94d53" style:font-size-asian="12pt" style:font-style-asian="italic" style:font-weight-asian="normal" style:font-size-complex="12pt" style:font-style-complex="italic" style:font-weight-complex="normal"/>
    </style:style>
    <style:style style:name="T47" style:family="text">
      <style:text-properties officeooo:rsid="00c2e222"/>
    </style:style>
    <style:style style:name="T48" style:family="text">
      <style:text-properties officeooo:rsid="00c4320f"/>
    </style:style>
    <style:style style:name="T49" style:family="text">
      <style:text-properties officeooo:rsid="00c7ba40"/>
    </style:style>
    <style:style style:name="T50" style:family="text">
      <style:text-properties officeooo:rsid="00b4e4ee"/>
    </style:style>
    <style:style style:name="T51" style:family="text">
      <style:text-properties officeooo:rsid="00962b5d"/>
    </style:style>
    <style:style style:name="T52" style:family="text">
      <style:text-properties officeooo:rsid="00caa4a1"/>
    </style:style>
    <style:style style:name="T53" style:family="text">
      <style:text-properties officeooo:rsid="00bb21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t with Traders Episode <text:span text:style-name="T5">5</text:span></text:p>
      <text:p text:style-name="P1"><text:span text:style-name="T5">2</text:span> <text:span text:style-name="T5">June </text:span>2017</text:p>
      <text:p text:style-name="P51">Separating New Traders from Rich Traders <text:span text:style-name="T52">with Steve Burns</text:span></text:p>
      <text:p text:style-name="P1"/>
      <text:p text:style-name="P2">Summary</text:p>
      <text:p text:style-name="P70">Manage your risk, use technical indicators, and ride the trends to success.</text:p>
      <text:p text:style-name="P52"/>
      <text:p text:style-name="P6">Strategy</text:p>
      <text:p text:style-name="P56">Find the fastest moving stocks based on nothing but the actual price action and people buying it.</text:p>
      <text:p text:style-name="P56">If they fall <text:span text:style-name="T28">under a support</text:span>, sell them <text:span text:style-name="T28">with stop loss</text:span>.</text:p>
      <text:p text:style-name="P56">If they rise, <text:span text:style-name="T28">hold them and trail your stop.</text:span></text:p>
      <text:p text:style-name="P59"><text:span text:style-name="T47">Use </text:span>200, 100, 50 day moving averages to detect long term up/down trends.</text:p>
      <text:p text:style-name="P59">RSI oscillator to filter swing trades. On daily chart, 30-35 RSI gives swing low bottom. 65-70 RSI gives place to exit and lock in profits.</text:p>
      <text:p text:style-name="P58">If stock moves sideways for a while then suddenly breaks out, buy it and trail it with 5 day exp moving average <text:span text:style-name="T34">or 10 day moving average.</text:span></text:p>
      <text:p text:style-name="P53"/>
      <text:p text:style-name="P3">Tips</text:p>
      <text:p text:style-name="P55"><text:span text:style-name="T40">Don’t try to predict the stock price, </text:span>just <text:span text:style-name="T40">react</text:span> <text:span text:style-name="T40">with</text:span>in a time frame.</text:p>
      <text:p text:style-name="P57">Consider psychological dynamics, such as stock accumulation, panic, news driven purchases, etc.</text:p>
      <text:p text:style-name="P60"><text:span text:style-name="T49">N</text:span>ever risks more than 1% of total trading capital with a single trade <text:span text:style-name="T48">and never more than 3% total.</text:span></text:p>
      <text:p text:style-name="P60"><text:span text:style-name="T48">Position size based on volatility of underlying equity</text:span></text:p>
      <text:p text:style-name="P61">Four universal qualities of successful traders:</text:p>
      <text:p text:style-name="P61"><text:tab/><text:span text:style-name="T50">Universal principals: those who manage risk are the ones who make it in the long run.</text:span></text:p>
      <text:p text:style-name="P62"><text:tab/>Discipline to follow a trading plan and not chase wind.</text:p>
      <text:p text:style-name="P62"><text:tab/>React, don’t predict</text:p>
      <text:p text:style-name="P62"><text:tab/>Persevere through losses and over time.</text:p>
      <text:p text:style-name="P5"/>
      <text:p text:style-name="P4">Resources</text:p>
      <text:p text:style-name="P68">Books:</text:p>
      <text:p text:style-name="P68"><text:tab/><text:span text:style-name="T45">How I made 2 million dollars in the stock market </text:span><text:span text:style-name="T41">by Nicolas Darvis.</text:span></text:p>
      <text:p text:style-name="P69"><text:span text:style-name="T41"><text:tab/></text:span><text:span text:style-name="T46">Market Wizards.</text:span></text:p>
      <text:p text:style-name="P64"><text:span text:style-name="T51"><text:tab/>Alexander Elders: </text:span><text:span text:style-name="T32">trading for a living</text:span><text:span text:style-name="T51">. </text:span></text:p>
      <text:p text:style-name="P67"><text:tab/><text:span text:style-name="T30">New Trader Rich Trader </text:span><text:span text:style-name="T3">by </text:span><text:span text:style-name="T4">Steve Burns.</text:span></text:p>
      <text:p text:style-name="P63"><text:span text:style-name="T41"/></text:p>
      <text:p text:style-name="P65"><text:span text:style-name="T51">O</text:span>nline:</text:p>
      <text:p text:style-name="P65"><text:tab/><text:span text:style-name="T53">@SteveBurns</text:span></text:p>
      <text:p text:style-name="P67"><text:tab/>Newtraderu.com</text:p>
      <text:p text:style-name="P66"/>
      <text:p text:style-name="P54"/>
      <text:p text:style-name="P2">Notes</text:p>
      <text:p text:style-name="P7"/>
      <text:p text:style-name="P9">Steve is here today to discuss some of the traits that separate the amateurs from the pros. With tight risk management being a key factor, he also shares some of his own rules that could potentially save you a lot of money. And it’s worth noting, these rules have prevented Steve from returning to the severe drawdowns he experienced first-hand when starting out.</text:p>
      <text:p text:style-name="P9"/>
      <text:p text:style-name="P9"><text:soft-page-break/>But really that’s just the tip of the iceberg. We also go into the methods that Steve uses to actively trade in today’s market, and he how he found a system that works for him. So hit ‘play’ and enjoy some quality trading tips for the next 35 minutes.</text:p>
      <text:p text:style-name="P8"/>
      <text:p text:style-name="P8"><text:tab/><text:span text:style-name="T7">How did you learn to trade?</text:span></text:p>
      <text:p text:style-name="P10">Started out as investor doing lots of fundamental <text:span text:style-name="T26">analysis</text:span></text:p>
      <text:p text:style-name="P10"/>
      <text:p text:style-name="P10"><text:tab/><text:span text:style-name="T8">How were your early days?</text:span></text:p>
      <text:p text:style-name="P11">Very successful during the .com bubble. </text:p>
      <text:p text:style-name="P11"/>
      <text:p text:style-name="P11"><text:tab/><text:span text:style-name="T6">Anything particularly difficult?</text:span></text:p>
      <text:p text:style-name="P11">Trading too big. Went 50% down in my account.</text:p>
      <text:p text:style-name="P12">Started obsessing over risk.</text:p>
      <text:p text:style-name="P12"/>
      <text:p text:style-name="P12"><text:tab/><text:span text:style-name="T9">How did you get back into the game after such a big loss?</text:span></text:p>
      <text:p text:style-name="P13">I didn’t understand shorting and options. Only knew success from longs, <text:span text:style-name="T27">so couldn’t imagine the market crashing.</text:span></text:p>
      <text:p text:style-name="P14">Knew the potential was there because I had a taste, so I just adjusted my strategy and did it again.</text:p>
      <text:p text:style-name="P10"/>
      <text:p text:style-name="P10"><text:tab/><text:span text:style-name="T10">Define your style.</text:span></text:p>
      <text:p text:style-name="P15">Everything is trends. Long term, short term, swing trading inside the prevalent trend, etc.</text:p>
      <text:p text:style-name="P15">All about how do you capture a trend in a specific time frame.</text:p>
      <text:p text:style-name="P15"/>
      <text:p text:style-name="P15"/>
      <text:p text:style-name="P15"><text:tab/><text:span text:style-name="T11">What do you like about trend riding that made you stick with it?</text:span></text:p>
      <text:p text:style-name="P16">Reactive technical analysis.</text:p>
      <text:p text:style-name="P16">Not trying to predict, just reacting in a time frame.</text:p>
      <text:p text:style-name="P17">Easier than value investor and day trader.</text:p>
      <text:p text:style-name="P18">All my big wins have just been buying on a trend and holding it through its momentum.</text:p>
      <text:p text:style-name="P10"/>
      <text:p text:style-name="P10"><text:tab/><text:span text:style-name="T12">Nicolas Darvis System.</text:span></text:p>
      <text:p text:style-name="P19">Find the fastest moving stocks based on nothing but the actual price action and people buying it.</text:p>
      <text:p text:style-name="P19">If they fall <text:span text:style-name="T28">under a support</text:span>, sell them <text:span text:style-name="T28">with stop loss</text:span>.</text:p>
      <text:p text:style-name="P19">If they rise, <text:span text:style-name="T28">hold them and trail your stop.</text:span></text:p>
      <text:p text:style-name="P20">Goes against all common practice of trading (even to this day).</text:p>
      <text:p text:style-name="P21">Ed Zakoda, William O’Neil <text:span text:style-name="T29">also use this.</text:span></text:p>
      <text:p text:style-name="P22">Trend followed world changing stocks.</text:p>
      <text:p text:style-name="P10"/>
      <text:p text:style-name="P10"><text:tab/><text:span text:style-name="T13">How did you discover it?</text:span></text:p>
      <text:p text:style-name="P23"><text:span text:style-name="T30">How I made 2 million dollars in the stock market </text:span>by Nicolas Darvis.</text:p>
      <text:p text:style-name="P23">Way ahead of his time because now all trend followers do what he did.</text:p>
      <text:p text:style-name="P24">Lots of psychological approach.</text:p>
      <text:p text:style-name="P24">Stock accumulation.</text:p>
      <text:p text:style-name="P10"/>
      <text:p text:style-name="P10"><text:tab/><text:span text:style-name="T14">Do you use fundamentals?</text:span></text:p>
      <text:p text:style-name="P25">Never made lots of money with it, so I just use charts now.</text:p>
      <text:p text:style-name="P26">Use psychological dynamics too.</text:p>
      <text:p text:style-name="P26"/>
      <text:p text:style-name="P26"><text:tab/><text:span text:style-name="T6">What does a good setup look like?</text:span></text:p>
      <text:p text:style-name="P26"><text:soft-page-break/>Trend trades: 200, 100, 50 day moving averages to detect long term up/down trends.</text:p>
      <text:p text:style-name="P26">RSI oscillator to filter swing trades. On daily chart, 30-35 RSI gives swing low bottom. 65-70 RSI gives place to exit and lock in profits.</text:p>
      <text:p text:style-name="P27">If stock moves sideways for a while then suddenly breaks out, buy it and trail it with 5 day exp moving average <text:span text:style-name="T34">or 10 day moving average.</text:span></text:p>
      <text:p text:style-name="P27"/>
      <text:p text:style-name="P27"><text:tab/><text:span text:style-name="T6">Once your in, how do you manage the trade?</text:span></text:p>
      <text:p text:style-name="P28">Example: Stock breaks over its 200 day moving average, <text:span text:style-name="T35">buy it at end of day and then place a close stop loss right under the 200 day moving average (close stop loss allows the stock price to fluctuate under the stop loss without selling, but if the stock </text:span><text:span text:style-name="T31">closes</text:span><text:span text:style-name="T35"> below that value, then it will sell). If it continues to trend, trail stop with a 10 day MA or 5 day EMA.</text:span></text:p>
      <text:p text:style-name="P29">Also, never risks more than 1% of total trading capital with a single trade.</text:p>
      <text:p text:style-name="P30">Position size based on volatility of underlying equity. Ex: If it typically moves $2 day, then only trade enough shares so that the total value is 1%.</text:p>
      <text:p text:style-name="P30"/>
      <text:p text:style-name="P30"><text:tab/><text:span text:style-name="T15">Risk management rules:</text:span></text:p>
      <text:p text:style-name="P31">You can trade with more than 1% of capital, just don’t <text:span text:style-name="T30">lose</text:span><text:span text:style-name="T1"> more than 1%.</text:span></text:p>
      <text:p text:style-name="P32"><text:span text:style-name="T1">In addition, don’t expose yourself to more than 3% </text:span><text:span text:style-name="T30">total</text:span><text:span text:style-name="T1"> risk</text:span><text:span text:style-name="T2"> at a time.</text:span></text:p>
      <text:p text:style-name="P33">If you get 1% returns every month, then you have 12% (more if compounded) annual return, which most people think is amazing. <text:span text:style-name="T36">So you can cap a lot of risk and still get some good gains with the 1% rule.</text:span></text:p>
      <text:p text:style-name="P33"/>
      <text:p text:style-name="P33"><text:tab/><text:span text:style-name="T16">What about those with smaller accounts?</text:span></text:p>
      <text:p text:style-name="P34">Big mistake is too little capital. Then they blow up their account because they feel like they have to risk more to overcome the fat commissions.</text:p>
      <text:p text:style-name="P34"/>
      <text:p text:style-name="P34"><text:tab/><text:span text:style-name="T17">What is a good amount of capital?</text:span></text:p>
      <text:p text:style-name="P35">For long term trend following with 1-2 trades per month, then 5-10k. But can’t be active because you’ll lose that with commission and bid-ask spreads.</text:p>
      <text:p text:style-name="P36">For seriously active trades, need at least 25-30k.</text:p>
      <text:p text:style-name="P36"/>
      <text:p text:style-name="P36"><text:tab/><text:span text:style-name="T6">But is it a good idea for new traders to risk so much capital?</text:span></text:p>
      <text:p text:style-name="P37">Nope. That’s why you educate yourself first and papertrade.</text:p>
      <text:p text:style-name="P37"/>
      <text:p text:style-name="P37"><text:tab/><text:span text:style-name="T18">Why is the learning curve so steep?</text:span></text:p>
      <text:p text:style-name="P38">Trading is like a profession. You need significant training in order to be profitable.</text:p>
      <text:p text:style-name="P39">Learn emotions, learn historical price patterns, learn strategies, learn markets, so much to learn!</text:p>
      <text:p text:style-name="P39"/>
      <text:p text:style-name="P39"><text:tab/><text:span text:style-name="T19">What’s the best way to get educated?</text:span></text:p>
      <text:p text:style-name="P40">So many free resources. Have to know the right questions in order to get the answers.</text:p>
      <text:p text:style-name="P40">I try to give them the right questions <text:span text:style-name="T37">in my blog.</text:span></text:p>
      <text:p text:style-name="P40"/>
      <text:p text:style-name="P40"><text:tab/><text:span text:style-name="T20">How do you filter the noise from all the information?</text:span></text:p>
      <text:p text:style-name="P41">That’s where you have to find the right methodology for yourself. Lots of advice and claims pertains to specific methodologies, which is why things seem contrary at times. But find the right method for yourself.</text:p>
      <text:p text:style-name="P42">Like a buffet: finding what works for you.</text:p>
      <text:p text:style-name="P43"/>
      <text:p text:style-name="P43"><text:tab/><text:span text:style-name="T6">What are new traders doing wrong?</text:span></text:p>
      <text:p text:style-name="P43"><text:soft-page-break/>People are too obsessed with predictions. <text:span text:style-name="T38">The dynamics that make up the market are incredibly too vast (and chaotic) to model with any sort of accuracy. You have to trade what the market is doing that day.</text:span></text:p>
      <text:p text:style-name="P43"/>
      <text:p text:style-name="P43"><text:tab/><text:span text:style-name="T21">What is the difference between traders who make it and those who don’t?</text:span></text:p>
      <text:p text:style-name="P44">Universal principals: those who manage risk are the ones who make it in the long run.</text:p>
      <text:p text:style-name="P45">Discipline to follow a trading plan and not chase wind.</text:p>
      <text:p text:style-name="P45">React, don’t predict</text:p>
      <text:p text:style-name="P45">Persevere through losses and over time.</text:p>
      <text:p text:style-name="P45"/>
      <text:p text:style-name="P45"><text:tab/><text:span text:style-name="T22">Any advice for emotional struggles?</text:span></text:p>
      <text:p text:style-name="P46">Develop confidence in yourself and in your system.</text:p>
      <text:p text:style-name="P47">Don’t trade so large that it activates all your emotions.</text:p>
      <text:p text:style-name="P47">It has to just be numbers.</text:p>
      <text:p text:style-name="P47"/>
      <text:p text:style-name="P47"><text:tab/><text:span text:style-name="T23">What’s the best advice?</text:span></text:p>
      <text:p text:style-name="P48">Manage your risk and go with the trend.</text:p>
      <text:p text:style-name="P48"/>
      <text:p text:style-name="P48"><text:tab/><text:span text:style-name="T6">Best trading resource</text:span>.</text:p>
      <text:p text:style-name="P48">Market Wizards.</text:p>
      <text:p text:style-name="P48">Alexander Elders: trading for a living. <text:span text:style-name="T39">Three points: manage your money, mind, and method.</text:span></text:p>
      <text:p text:style-name="P36"/>
      <text:p text:style-name="P36"><text:tab/><text:span text:style-name="T24">What would you do differently?</text:span></text:p>
      <text:p text:style-name="P49">Study first and then trade.</text:p>
      <text:p text:style-name="P49"/>
      <text:p text:style-name="P36"><text:tab/><text:span text:style-name="T25">Connect:</text:span></text:p>
      <text:p text:style-name="P50">@SteveBurns</text:p>
      <text:p text:style-name="P50">Newtraderyou.com</text:p>
      <text:p text:style-name="P50">New Trader Rich Trader.</text:p>
      <text:p text:style-name="P36"/>
      <text:p text:style-name="P36"/>
      <text:p text:style-name="P36"/>
      <text:p text:style-name="P36"/>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3:15:49.684295642</meta:creation-date>
    <dc:date>2017-06-02T13:27:05.440690010</dc:date>
    <meta:editing-duration>PT4H49M8S</meta:editing-duration>
    <meta:editing-cycles>175</meta:editing-cycles>
    <meta:generator>LibreOffice/5.1.6.2$Linux_X86_64 LibreOffice_project/10m0$Build-2</meta:generator>
    <meta:document-statistic meta:table-count="0" meta:image-count="0" meta:object-count="0" meta:page-count="4" meta:paragraph-count="117" meta:word-count="1319" meta:character-count="7415" meta:non-whitespace-character-count="6176"/>
  </office:meta>
</office:document-meta>
</file>